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5993in" table:align="left"/>
    </style:style>
    <style:style style:name="Table1.A" style:family="table-column">
      <style:table-column-properties style:column-width="0.6979in"/>
    </style:style>
    <style:style style:name="Table1.B" style:family="table-column">
      <style:table-column-properties style:column-width="0.9097in"/>
    </style:style>
    <style:style style:name="Table1.C" style:family="table-column">
      <style:table-column-properties style:column-width="0.5528in"/>
    </style:style>
    <style:style style:name="Table1.D" style:family="table-column">
      <style:table-column-properties style:column-width="1.7549in"/>
    </style:style>
    <style:style style:name="Table1.E" style:family="table-column">
      <style:table-column-properties style:column-width="3.68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solid" style:text-line-through-type="single" style:font-name="DejaVu Sans Condensed" fo:font-size="12pt" fo:font-weight="normal" officeooo:rsid="0056cce1" officeooo:paragraph-rsid="006727c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9cef" officeooo:paragraph-rsid="001c0208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56cce1" officeooo:paragraph-rsid="00653eec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normal" officeooo:rsid="0065401a" officeooo:paragraph-rsid="0065401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d045c" officeooo:paragraph-rsid="006d045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6b3ea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f08d" officeooo:paragraph-rsid="006b3ea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549e3f" officeooo:paragraph-rsid="00653ee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a4b9f" officeooo:paragraph-rsid="006a4b9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b3ea8" officeooo:paragraph-rsid="006b3ea8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6bc5a7" officeooo:paragraph-rsid="006d045c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text-properties style:text-line-through-style="none" style:text-line-through-type="none" style:font-name="DejaVu Sans Condensed" officeooo:rsid="0056cce1" officeooo:paragraph-rsid="00653eec"/>
    </style:style>
    <style:style style:name="P13" style:family="paragraph" style:parent-style-name="Standard">
      <style:text-properties officeooo:paragraph-rsid="00653eec"/>
    </style:style>
    <style:style style:name="P14" style:family="paragraph" style:parent-style-name="Standard">
      <style:text-properties officeooo:paragraph-rsid="006727c8"/>
    </style:style>
    <style:style style:name="P15" style:family="paragraph" style:parent-style-name="Standard">
      <style:paragraph-properties fo:text-align="start" style:justify-single-word="false"/>
      <style:text-properties officeooo:paragraph-rsid="001c0208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6d045c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6d045c"/>
    </style:style>
    <style:style style:name="P18" style:family="paragraph" style:parent-style-name="Standard" style:list-style-name="L3">
      <style:paragraph-properties fo:text-align="start" style:justify-single-word="false"/>
      <style:text-properties officeooo:paragraph-rsid="006d045c"/>
    </style:style>
    <style:style style:name="P19" style:family="paragraph" style:parent-style-name="Standard" style:list-style-name="L5">
      <style:paragraph-properties fo:text-align="start" style:justify-single-word="false"/>
      <style:text-properties officeooo:paragraph-rsid="006b3ea8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6d045c" officeooo:paragraph-rsid="006d045c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6d045c" officeooo:paragraph-rsid="006d045c"/>
    </style:style>
    <style:style style:name="P22" style:family="paragraph" style:parent-style-name="Standard" style:list-style-name="L3">
      <style:paragraph-properties fo:text-align="start" style:justify-single-word="false"/>
      <style:text-properties officeooo:rsid="006d045c" officeooo:paragraph-rsid="006d045c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d045c" officeooo:paragraph-rsid="006d045c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d045c" officeooo:paragraph-rsid="006d045c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5a7" officeooo:paragraph-rsid="006d045c" style:font-size-asian="12pt" style:font-weight-asian="normal" style:font-size-complex="12pt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3f983" officeooo:paragraph-rsid="0073f983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73f983" style:font-size-asian="12pt" style:font-weight-asian="normal" style:font-size-complex="12pt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6b3ea8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3ea8" officeooo:paragraph-rsid="006b3ea8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5d006" officeooo:paragraph-rsid="0075d006" style:font-size-asian="12pt" style:font-weight-asian="normal" style:font-size-complex="12pt" style:font-weight-complex="normal"/>
    </style:style>
    <style:style style:name="P3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3f983" officeooo:paragraph-rsid="0073f983" style:font-size-asian="12pt" style:font-weight-asian="bold" style:font-size-complex="12pt" style:font-weight-complex="bold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549e3f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65401a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56cce1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normal" officeooo:rsid="006727c8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549e3f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6bc5a7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6d045c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weight="normal" officeooo:rsid="006b3ea8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75d006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56bb2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f64a3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653eec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70ff55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794519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7cb58f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officeooo:rsid="006727c8"/>
    </style:style>
    <style:style style:name="T22" style:family="text">
      <style:text-properties officeooo:rsid="0065401a"/>
    </style:style>
    <style:style style:name="T23" style:family="text">
      <style:text-properties officeooo:rsid="006727c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75d006"/>
    </style:style>
    <style:style style:name="T26" style:family="text">
      <style:text-properties officeooo:rsid="007cb5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4">3</text:span><text:span text:style-name="T15">0</text:span><text:span text:style-name="T20">4</text:span><text:span text:style-name="T16"> - </text:span><text:span text:style-name="T14">Flight - </text:span><text:span text:style-name="T17">Radios, </text:span><text:span text:style-name="T18">Countermeasures, RWR</text:span></text:p>
      <text:p text:style-name="P2"/>
      <text:p text:style-name="P8">Rad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2422054436592">
          <table:table-cell table:style-name="Table1.A1" office:value-type="string">
            <text:p text:style-name="P12"><text:span text:style-name="T2">C</text:span><text:span text:style-name="T1">OM1</text:span><text:span text:style-name="T3">??</text:span></text:p>
          </table:table-cell>
          <table:table-cell table:style-name="Table1.A1" office:value-type="string">
            <text:p text:style-name="P4">TRAP 136</text:p>
          </table:table-cell>
          <table:table-cell table:style-name="Table1.A1" office:value-type="string">
            <text:p text:style-name="P3">V/UHF</text:p>
          </table:table-cell>
          <table:table-cell table:style-name="Table1.A1" office:value-type="string">
            <text:p text:style-name="P13"><text:span text:style-name="T6">118.0 to 14</text:span><text:span text:style-name="T7">3</text:span><text:span text:style-name="T6">.97</text:span><text:span text:style-name="T7">5</text:span><text:span text:style-name="T6"> MHz</text:span></text:p>
            <text:p text:style-name="P14"><text:span text:style-name="T6">225.0 to </text:span><text:span text:style-name="T7">399.975</text:span><text:span text:style-name="T6"> MHz</text:span></text:p>
          </table:table-cell>
          <table:table-cell table:style-name="Table1.E1" office:value-type="string">
            <text:p text:style-name="P3"><text:span text:style-name="T23">"Green" radio. <text:s/></text:span>Preset channels or manual tune.</text:p>
          </table:table-cell>
        </table:table-row>
        <table:table-row table:style-name="TableLine2422054439856">
          <table:table-cell table:style-name="Table1.A2" office:value-type="string">
            <text:p text:style-name="P3">COM2<text:span text:style-name="T22">??</text:span></text:p>
          </table:table-cell>
          <table:table-cell table:style-name="Table1.A2" office:value-type="string">
            <text:p text:style-name="P4">TRAP 137B</text:p>
          </table:table-cell>
          <table:table-cell table:style-name="Table1.A2" office:value-type="string">
            <text:p text:style-name="P3">UHF</text:p>
          </table:table-cell>
          <table:table-cell table:style-name="Table1.A2" office:value-type="string">
            <text:p text:style-name="P1"><text:span text:style-name="T4">225.0 to </text:span><text:span text:style-name="T21">399.975</text:span><text:span text:style-name="T4"> MHz</text:span></text:p>
          </table:table-cell>
          <table:table-cell table:style-name="Table1.E2" office:value-type="string">
            <text:p text:style-name="P12"><text:span text:style-name="T23">"Red" radio. <text:s/></text:span>Preset channels only.</text:p>
          </table:table-cell>
        </table:table-row>
      </table:table>
      <text:list xml:id="list2593933607" text:style-name="L1">
        <text:list-item>
          <text:p text:style-name="P16"><text:span text:style-name="T8">Radio </text:span><text:span text:style-name="T9">volume </text:span><text:span text:style-name="T8">panel is on left console </text:span><text:span text:style-name="T9">forward inboard</text:span><text:span text:style-name="T8">, next to left knee.</text:span></text:p>
        </text:list-item>
        <text:list-item>
          <text:p text:style-name="P20"><text:span text:style-name="T8">S</text:span><text:span text:style-name="T5">elect active radio with AMPLI knob on volume panel??</text:span></text:p>
        </text:list-item>
      </text:list>
      <text:p text:style-name="P11">TRAP 136 ("Green" radio)</text:p>
      <text:list xml:id="list4057488859" text:style-name="L2">
        <text:list-item>
          <text:p text:style-name="P17"><text:span text:style-name="T10">Control </text:span><text:span text:style-name="T9">panel is on left console far forward.</text:span></text:p>
        </text:list-item>
        <text:list-item>
          <text:p text:style-name="P21"><text:span text:style-name="T9">M</text:span><text:span text:style-name="T5">ode knob:</text:span></text:p>
          <text:list>
            <text:list-item>
              <text:p text:style-name="P23">AR -- OFF</text:p>
            </text:list-item>
            <text:list-item>
              <text:p text:style-name="P23">PAL -- ON, using selected frequency</text:p>
            </text:list-item>
            <text:list-item>
              <text:p text:style-name="P23">PAL+G -- Same as PAL, but also monitoring Guard (121.5 MHz).</text:p>
            </text:list-item>
            <text:list-item>
              <text:p text:style-name="P23">F1 -- Not used</text:p>
            </text:list-item>
            <text:list-item>
              <text:p text:style-name="P23">H -- Not used</text:p>
            </text:list-item>
          </text:list>
        </text:list-item>
        <text:list-item>
          <text:p text:style-name="P23">Frequency selector knob:</text:p>
          <text:list>
            <text:list-item>
              <text:p text:style-name="P21"><text:span text:style-name="T5">M -- </text:span><text:span text:style-name="T13">Manual tuning</text:span><text:span text:style-name="T5">, uses frequency shown in window above.</text:span></text:p>
            </text:list-item>
            <text:list-item>
              <text:p text:style-name="P21"><text:span text:style-name="T5">P -- </text:span><text:span text:style-name="T13">Preset channel</text:span><text:span text:style-name="T5">, uses channel shown in window above left.</text:span></text:p>
            </text:list-item>
            <text:list-item>
              <text:p text:style-name="P23">G -- Guard (121.5 MHz)</text:p>
            </text:list-item>
          </text:list>
        </text:list-item>
      </text:list>
      <text:p text:style-name="P11">TRAP 137B ("Red" radio)</text:p>
      <text:list xml:id="list3096636805" text:style-name="L3">
        <text:list-item>
          <text:p text:style-name="P18"><text:span text:style-name="T10">Control </text:span><text:span text:style-name="T9">panel is on left console rear, behind radar stick.</text:span></text:p>
        </text:list-item>
        <text:list-item>
          <text:p text:style-name="P22"><text:span text:style-name="T9">M</text:span><text:span text:style-name="T5">ode knob:</text:span></text:p>
          <text:list>
            <text:list-item>
              <text:p text:style-name="P24">AR -- OFF</text:p>
            </text:list-item>
            <text:list-item>
              <text:p text:style-name="P24">M -- ON, using selected channel</text:p>
            </text:list-item>
            <text:list-item>
              <text:p text:style-name="P24">F1 -- Not used</text:p>
            </text:list-item>
            <text:list-item>
              <text:p text:style-name="P25">H -- Not used</text:p>
            </text:list-item>
          </text:list>
        </text:list-item>
        <text:list-item>
          <text:p text:style-name="P22"><text:span text:style-name="T9">C</text:span><text:span text:style-name="T5">hange channel with black knob, selected channel is shown in window.</text:span></text:p>
        </text:list-item>
      </text:list>
      <text:p text:style-name="P5"/>
      <text:p text:style-name="P9">Countermeasures</text:p>
      <text:list xml:id="list574480085" text:style-name="L4">
        <text:list-item>
          <text:p text:style-name="P26"><text:span text:style-name="T24">Dispense countermeasures with Top Hat forward or back</text:span> (either direction does the same thing) (actual button in cockpit is on the left wall, in front and above the throttle handle)</text:p>
        </text:list-item>
        <text:list-item>
          <text:p text:style-name="P26"><text:span text:style-name="T24">Set countermeasures type and mode</text:span> on countermeasures control panel, left side of HUD:</text:p>
          <text:list>
            <text:list-item>
              <text:p text:style-name="P31">Recommended: BOTH and SGL</text:p>
            </text:list-item>
            <text:list-item>
              <text:p text:style-name="P27">CHAFF/FLARE/BOTH switch -- Dispenses chaff only, flares only, or both.</text:p>
            </text:list-item>
            <text:list-item>
              <text:p text:style-name="P27">Program selector knob:</text:p>
              <text:list>
                <text:list-item>
                  <text:p text:style-name="P27">OFF -- Countermeasures system disabled.</text:p>
                </text:list-item>
                <text:list-item>
                  <text:p text:style-name="P27">SGL -- One countermeasure released per side</text:p>
                </text:list-item>
                <text:list-item>
                  <text:p text:style-name="P27">MULT -- Launches one burst?? of countermeasures as defined in the ME.</text:p>
                </text:list-item>
                <text:list-item>
                  <text:p text:style-name="P27">PRGM -- Launches multiple bursts?? of countermeasures at salvo interval?? as defined in the ME.</text:p>
                </text:list-item>
              </text:list>
            </text:list-item>
          </text:list>
        </text:list-item>
        <text:list-item>
          <text:p text:style-name="P28">Normal load is 15 flares on left side and 30 chaff on right side.</text:p>
        </text:list-item>
        <text:list-item>
          <text:p text:style-name="P28">Countermeasures program is set up in the mission editor. <text:s/>Default program??:</text:p>
          <text:list>
            <text:list-item>
              <text:p text:style-name="P28">Chaff burst count: 1</text:p>
            </text:list-item>
            <text:list-item>
              <text:p text:style-name="P28">Chaff burst interval: 0.05s</text:p>
            </text:list-item>
            <text:list-item>
              <text:p text:style-name="P28">Chaff salvo count: 1</text:p>
            </text:list-item>
            <text:list-item>
              <text:p text:style-name="P28">Chaff salvo interval: 1.0s</text:p>
            </text:list-item>
            <text:list-item>
              <text:p text:style-name="P28">Flare burst count: 1</text:p>
            </text:list-item>
            <text:list-item>
              <text:p text:style-name="P28">Flare burst interval: 3.0s</text:p>
            </text:list-item>
          </text:list>
        </text:list-item>
      </text:list>
      <text:p text:style-name="P6"/>
      <text:p text:style-name="P10">RWR system</text:p>
      <text:list xml:id="list121633182" text:style-name="L5">
        <text:list-item>
          <text:p text:style-name="P29">Lights at top are threat type. <text:s/>Left to right:</text:p>
          <text:list>
            <text:list-item>
              <text:p text:style-name="P19"><text:span text:style-name="T12">P</text:span><text:span text:style-name="T11">ulse-modulated radar </text:span><text:span text:style-name="T12">lock </text:span><text:span text:style-name="T11">-- </text:span><text:span text:style-name="T12">Indicates a STT lock on your plane</text:span></text:p>
            </text:list-item>
            <text:list-item>
              <text:p text:style-name="P29">TWS <text:span text:style-name="T25">lock </text:span>-- <text:span text:style-name="T25">Indicates a TWS lock on your plane</text:span></text:p>
            </text:list-item>
            <text:list-item>
              <text:p text:style-name="P19"><text:span text:style-name="T11">CW </text:span><text:span text:style-name="T12">lock </text:span><text:span text:style-name="T11">-- </text:span><text:span text:style-name="T12">Indicates a c</text:span><text:span text:style-name="T11">ontinuous wave</text:span><text:span text:style-name="T12"> lock on your plane, which is </text:span><text:span text:style-name="T11">usually </text:span><text:span text:style-name="T12">a missile</text:span><text:span text:style-name="T11"> guidance radar</text:span><text:span text:style-name="T12">, meaning a missile is in the air</text:span></text:p>
            </text:list-item>
          </text:list>
        </text:list-item>
        <text:list-item>
          <text:p text:style-name="P30">4 directional lights around the airplane diagram show the direction to the strongest radar source (not necessarily the closest, or the most dangerous).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6T14:13:07.414000000</dc:date>
    <meta:editing-duration>PT12H20M35S</meta:editing-duration>
    <meta:editing-cycles>87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9" meta:word-count="448" meta:character-count="2368" meta:non-whitespace-character-count="2017"/>
  </office:meta>
</office:document-meta>
</file>